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8a8e2" officeooo:paragraph-rsid="0018a8e2"/>
    </style:style>
    <style:style style:name="P2" style:family="paragraph" style:parent-style-name="Text_20_body">
      <style:text-properties officeooo:rsid="001a1c00" officeooo:paragraph-rsid="001a1c00"/>
    </style:style>
    <style:style style:name="P3" style:family="paragraph" style:parent-style-name="Text_20_body">
      <style:text-properties officeooo:rsid="001bc7b0" officeooo:paragraph-rsid="001bc7b0"/>
    </style:style>
    <style:style style:name="P4" style:family="paragraph" style:parent-style-name="Text_20_body">
      <style:text-properties officeooo:rsid="001c51f8" officeooo:paragraph-rsid="001c51f8"/>
    </style:style>
    <style:style style:name="P5" style:family="paragraph" style:parent-style-name="Preformatted_20_Text">
      <style:text-properties fo:color="#000000" style:font-name="DejaVu Sans Mono" fo:font-size="11pt" style:font-size-asian="11pt" style:font-size-complex="11pt"/>
    </style:style>
    <style:style style:name="P6" style:family="paragraph" style:parent-style-name="Preformatted_20_Text">
      <style:text-properties fo:color="#000000" style:font-name="DejaVu Sans Mono" fo:font-size="11pt" officeooo:paragraph-rsid="0018a8e2" style:font-size-asian="11pt" style:font-size-complex="11pt"/>
    </style:style>
    <style:style style:name="P7" style:family="paragraph" style:parent-style-name="Preformatted_20_Text">
      <style:text-properties fo:color="#000000" style:font-name="DejaVu Sans Mono" fo:font-size="11pt" officeooo:rsid="001bc7b0" officeooo:paragraph-rsid="001bc7b0" style:font-size-asian="11pt" style:font-size-complex="11pt"/>
    </style:style>
    <style:style style:name="P8" style:family="paragraph" style:parent-style-name="Preformatted_20_Text">
      <style:text-properties fo:color="#000000" fo:font-size="11pt" style:font-size-asian="11pt" style:font-size-complex="11pt"/>
    </style:style>
    <style:style style:name="P9" style:family="paragraph" style:parent-style-name="Preformatted_20_Text">
      <style:text-properties officeooo:paragraph-rsid="001bc7b0"/>
    </style:style>
    <style:style style:name="P10" style:family="paragraph" style:parent-style-name="Preformatted_20_Text">
      <style:paragraph-properties fo:margin-top="0in" fo:margin-bottom="0.1965in" loext:contextual-spacing="false"/>
      <style:text-properties fo:color="#000000" fo:font-size="11pt" style:font-size-asian="11pt" style:font-size-complex="11pt"/>
    </style:style>
    <style:style style:name="P11" style:family="paragraph" style:parent-style-name="Text_20_body">
      <style:text-properties officeooo:rsid="001ea7eb" officeooo:paragraph-rsid="001ea7eb"/>
    </style:style>
    <style:style style:name="P12" style:family="paragraph" style:parent-style-name="Heading_20_1">
      <style:text-properties officeooo:rsid="0018a8e2" officeooo:paragraph-rsid="0018a8e2"/>
    </style:style>
    <style:style style:name="P13" style:family="paragraph" style:parent-style-name="Heading_20_2">
      <style:text-properties officeooo:rsid="0018a8e2" officeooo:paragraph-rsid="0018a8e2"/>
    </style:style>
    <style:style style:name="T1" style:family="text">
      <style:text-properties fo:font-style="italic"/>
    </style:style>
    <style:style style:name="T2" style:family="text">
      <style:text-properties fo:color="#660e7a" fo:font-style="italic"/>
    </style:style>
    <style:style style:name="T3" style:family="text">
      <style:text-properties fo:color="#660e7a" style:font-name="DejaVu Sans Mono" fo:font-style="italic"/>
    </style:style>
    <style:style style:name="T4" style:family="text">
      <style:text-properties fo:color="#660e7a" style:font-name="DejaVu Sans Mono" fo:font-style="italic" fo:font-weight="bold"/>
    </style:style>
    <style:style style:name="T5" style:family="text">
      <style:text-properties fo:color="#660e7a" style:font-name="DejaVu Sans Mono" fo:font-size="11pt" fo:font-style="italic" officeooo:rsid="001bc7b0" style:font-size-asian="11pt" style:font-size-complex="11pt"/>
    </style:style>
    <style:style style:name="T6" style:family="text">
      <style:text-properties fo:color="#000080" fo:font-weight="bold"/>
    </style:style>
    <style:style style:name="T7" style:family="text">
      <style:text-properties fo:color="#000080" style:font-name="DejaVu Sans Mono" fo:font-weight="bold"/>
    </style:style>
    <style:style style:name="T8" style:family="text">
      <style:text-properties fo:color="#008000" fo:font-weight="bold"/>
    </style:style>
    <style:style style:name="T9" style:family="text">
      <style:text-properties fo:color="#0000ff"/>
    </style:style>
    <style:style style:name="T10" style:family="text">
      <style:text-properties style:font-name="DejaVu Sans Mono"/>
    </style:style>
    <style:style style:name="T11" style:family="text">
      <style:text-properties fo:color="#000000" style:font-name="DejaVu Sans Mono" fo:font-size="11pt" officeooo:rsid="001bc7b0"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Java Sockets</text:h>
      <text:p text:style-name="P1">Java Sockets zorgen ervoor dat communicatie tussen twee programmas op een simpele en relatief low-level manier kan worden geimplementeerd. Met Sockets moet de programmeur enkel de nodige parameters invullen om twee Java programmas met elkaar te laten communiceren. Aan de receiver side moet er het poortnummer bepaald worden waarop het programma luistert voor inkomende berichten en aan de sending side moet het poortnummer en ip-adres van de receiver gekend zijn.</text:p>
      <text:h text:style-name="P13" text:outline-level="2">Werking</text:h>
      <text:p text:style-name="P2">In principe, kan de volledige TCP/IP-communicatie tussen twee systemen geimplementeerd worden met de Socket klasse. Dit wordt echter niet gedaan, in de meeste communicatie-systemen is een van de twee partijen aan het wachten tot iemand met hem verbind (de server) en is het de andere partij die de communicatie initieert (de client). Voor dit gedrag mogelijk te maken is er ook een klasse ServerSocket beschikbaar, deze luistert voor inkomende connecties op een bepaalde poort. Wanneer deze ServerSocket een connectie ontvangt van een bepaalde partij, maakt hij een Socket-object waarmee hij kan communiceren met deze partij. </text:p>
      <text:h text:style-name="P13" text:outline-level="2">Voorbeeld</text:h>
      <text:p text:style-name="P3">Als eerste ziet u de code aan de client side. Er moet gespecificeert worden wat het IP-adres is van de server (hier localhost) en op welke poort de server luisterd naar connecties (hier 4892).</text:p>
      <text:p text:style-name="P6"><text:span text:style-name="T2">socket </text:span>= <text:span text:style-name="T6">new </text:span>Socket(InetAddress.<text:span text:style-name="T1">getByName</text:span>(<text:span text:style-name="T8">"localhost"</text:span>), <text:span text:style-name="T9">4892</text:span>);</text:p>
      <text:p text:style-name="P5"><text:span text:style-name="T2">in </text:span>= <text:span text:style-name="T6">new </text:span>BufferedReader(</text:p>
      <text:p text:style-name="P8"><text:s text:c="16"/><text:span text:style-name="T7">new </text:span><text:span text:style-name="T10">InputStreamReader(</text:span><text:span text:style-name="T3">socket</text:span><text:span text:style-name="T10">.getInputStream()));</text:span></text:p>
      <text:p text:style-name="P5"><text:span text:style-name="T2">out </text:span>= <text:span text:style-name="T6">new </text:span>PrintWriter(<text:span text:style-name="T2">socket</text:span>.getOutputStream(), <text:span text:style-name="T6">true</text:span>);</text:p>
      <text:p text:style-name="P5"><text:span text:style-name="T2">stdIn </text:span>= <text:span text:style-name="T6">new </text:span>BufferedReader(</text:p>
      <text:p text:style-name="P10"><text:s text:c="16"/><text:span text:style-name="T7">new </text:span><text:span text:style-name="T10">InputStreamReader(System.</text:span><text:span text:style-name="T4">in</text:span><text:span text:style-name="T10">));</text:span></text:p>
      <text:p text:style-name="P3">Om data te versturen wordt gebruik gemaakt van een PrintWriter en de ontvangen data krijgen we van een BufferedReader.</text:p>
      <text:p text:style-name="P3">Om berichten te ontvangen en te versturen gaat men als volgt te werk:</text:p>
      <text:p text:style-name="P7">String received = <text:span text:style-name="T2">in</text:span>.readLine();</text:p>
      <text:p text:style-name="P7"><text:span text:style-name="T2">out</text:span>.write(message);</text:p>
      <text:p text:style-name="P9"><text:span text:style-name="T5">out</text:span><text:span text:style-name="T11">.flush();</text:span></text:p>
      <text:h text:style-name="P13" text:outline-level="2">Positief</text:h>
      <text:p text:style-name="P4">Sockets geven een low-level manier van communiceren, dit is afhankelijk van de context een pluspunt of een minpunt. Als met wilt connecteren met het web is het meestal beter om dit niet in sockets te doen, Java heeft hiervoor andere higher-level manieren zoals URLConnection om dit gemakkelijker te maken</text:p>
      <text:h text:style-name="P13" text:outline-level="2">Negatief</text:h>
      <text:p text:style-name="P11">[[Iets over da code wa onoverzichtelijk is omdaje een inputstream moet geven aan een inputstreamreader die je dan moet geven aan een bufferedread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8:34:22.160545092</meta:creation-date>
    <dc:date>2019-11-23T15:37:08.760887630</dc:date>
    <meta:editing-duration>PT22M41S</meta:editing-duration>
    <meta:editing-cycles>3</meta:editing-cycles>
    <meta:generator>LibreOffice/5.1.6.2$Linux_X86_64 LibreOffice_project/10m0$Build-2</meta:generator>
    <meta:document-statistic meta:table-count="0" meta:image-count="0" meta:object-count="0" meta:page-count="1" meta:paragraph-count="21" meta:word-count="337" meta:character-count="2311" meta:non-whitespace-character-count="1962"/>
  </office:meta>
</office:document-meta>
</file>